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row>
        <table:table-row table:style-name="ro1">
          <table:table-cell office:value-type="float" office:value="10455" calcext:value-type="float">
            <text:p>10455</text:p>
          </table:table-cell>
          <table:table-cell office:value-type="string" calcext:value-type="string">
            <text:p>Item (damaged)</text:p>
          </table:table-cell>
          <table:table-cell office:value-type="string" calcext:value-type="string">
            <text:p>Pipe-like metal item with green ring on bottom</text:p>
          </table:table-cell>
          <table:table-cell office:value-type="string" calcext:value-type="string">
            <text:p>Damaged: Green part on bottom appears broken. Item photos: Nikon 4403 through 4406 (inclusive); not yet in Ember Library.</text:p>
          </table:table-cell>
          <table:table-cell office:value-type="float" office:value="10442" calcext:value-type="float">
            <text:p>10442</text:p>
          </table:table-cell>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3:32:34.550677051</dc:date>
    <meta:editing-duration>PT13H57M55S</meta:editing-duration>
    <meta:editing-cycles>184</meta:editing-cycles>
    <meta:generator>LibreOffice/5.2.3.3$Linux_X86_64 LibreOffice_project/20m0$Build-3</meta:generator>
    <meta:document-statistic meta:table-count="3" meta:cell-count="12004" meta:object-count="0"/>
  </office:meta>
</office:document-meta>
</file>